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ae46" officeooo:paragraph-rsid="0014ae46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1b854" officeooo:paragraph-rsid="0021b854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4ae46" officeooo:paragraph-rsid="0014ae4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21b854" officeooo:paragraph-rsid="0021b854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339a2d"/>
    </style:style>
    <style:style style:name="P6" style:family="paragraph" style:parent-style-name="Text_20_body">
      <style:text-properties officeooo:rsid="00181a52" officeooo:paragraph-rsid="00181a52"/>
    </style:style>
    <style:style style:name="P7" style:family="paragraph" style:parent-style-name="Text_20_body">
      <style:text-properties fo:font-size="14pt" fo:font-weight="bold" officeooo:rsid="0018ca4c" officeooo:paragraph-rsid="0024eb1a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232d56" officeooo:paragraph-rsid="00232d56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181a52" officeooo:paragraph-rsid="0024eb1a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2b3179" officeooo:paragraph-rsid="002b3179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02db2ef" officeooo:paragraph-rsid="002db2ef" style:font-size-asian="12.25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26e8f2" officeooo:paragraph-rsid="0027c3eb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size="12pt" fo:font-weight="normal" officeooo:rsid="0024eb1a" officeooo:paragraph-rsid="0024eb1a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1f3dc7" officeooo:paragraph-rsid="0032f7c8"/>
    </style:style>
    <style:style style:name="P15" style:family="paragraph" style:parent-style-name="Text_20_body">
      <style:text-properties officeooo:paragraph-rsid="00181a52"/>
    </style:style>
    <style:style style:name="P16" style:family="paragraph" style:parent-style-name="Standard">
      <style:text-properties officeooo:paragraph-rsid="0035c1e4"/>
    </style:style>
    <style:style style:name="P17" style:family="paragraph" style:parent-style-name="Standard">
      <style:text-properties officeooo:paragraph-rsid="00339a2d"/>
    </style:style>
    <style:style style:name="P18" style:family="paragraph" style:parent-style-name="Text_20_body" style:list-style-name="List_20_1">
      <style:text-properties officeooo:paragraph-rsid="002b3179"/>
    </style:style>
    <style:style style:name="P19" style:family="paragraph" style:parent-style-name="Text_20_body" style:list-style-name="List_20_1">
      <style:text-properties fo:font-size="12pt" fo:font-weight="normal" officeooo:rsid="0020d565" officeooo:paragraph-rsid="002b3179" style:font-size-asian="10.5pt" style:font-weight-asian="normal" style:font-size-complex="12pt" style:font-weight-complex="normal"/>
    </style:style>
    <style:style style:name="P20" style:family="paragraph" style:parent-style-name="Text_20_body" style:list-style-name="List_20_1">
      <style:text-properties fo:font-size="12pt" fo:font-weight="normal" officeooo:rsid="0031abec" officeooo:paragraph-rsid="0031abec" style:font-size-asian="10.5pt" style:font-weight-asian="normal" style:font-size-complex="12pt" style:font-weight-complex="normal"/>
    </style:style>
    <style:style style:name="P21" style:family="paragraph" style:parent-style-name="Text_20_body" style:list-style-name="List_20_1">
      <style:text-properties fo:font-size="12pt" fo:font-weight="normal" officeooo:rsid="0026e8f2" officeooo:paragraph-rsid="002b3179" style:font-size-asian="10.5pt" style:font-weight-asian="normal" style:font-size-complex="12pt" style:font-weight-complex="normal"/>
    </style:style>
    <style:style style:name="P22" style:family="paragraph" style:parent-style-name="Text_20_body" style:list-style-name="List_20_1">
      <style:paragraph-properties fo:text-align="start" style:justify-single-word="false"/>
      <style:text-properties fo:font-size="12pt" fo:font-weight="normal" officeooo:rsid="00232d56" officeooo:paragraph-rsid="002b3179" style:font-size-asian="10.5pt" style:font-weight-asian="normal" style:font-size-complex="12pt" style:font-weight-complex="normal"/>
    </style:style>
    <style:style style:name="P23" style:family="paragraph" style:parent-style-name="Text_20_body" style:list-style-name="List_20_1">
      <style:paragraph-properties fo:text-align="start" style:justify-single-word="false"/>
      <style:text-properties fo:font-size="12pt" fo:font-weight="normal" officeooo:rsid="0024eb1a" officeooo:paragraph-rsid="002b3179" style:font-size-asian="10.5pt" style:font-weight-asian="normal" style:font-size-complex="12pt" style:font-weight-complex="normal"/>
    </style:style>
    <style:style style:name="P24" style:family="paragraph" style:parent-style-name="Text_20_body" style:list-style-name="List_20_1">
      <style:text-properties fo:font-size="12pt" fo:font-weight="normal" officeooo:rsid="002b3179" officeooo:paragraph-rsid="002b3179" style:font-size-asian="10.5pt" style:font-weight-asian="normal" style:font-size-complex="12pt" style:font-weight-complex="normal"/>
    </style:style>
    <style:style style:name="P25" style:family="paragraph" style:parent-style-name="Text_20_body" style:list-style-name="List_20_1">
      <style:text-properties fo:font-size="12pt" fo:font-weight="normal" officeooo:rsid="002db2ef" officeooo:paragraph-rsid="002db2ef" style:font-size-asian="10.5pt" style:font-weight-asian="normal" style:font-size-complex="12pt" style:font-weight-complex="normal"/>
    </style:style>
    <style:style style:name="P26" style:family="paragraph" style:parent-style-name="Text_20_body" style:list-style-name="List_20_1">
      <style:text-properties fo:font-size="12pt" fo:font-weight="normal" officeooo:rsid="003f198b" officeooo:paragraph-rsid="003f198b" style:font-size-asian="10.5pt" style:font-weight-asian="normal" style:font-size-complex="12pt" style:font-weight-complex="normal"/>
    </style:style>
    <style:style style:name="P27" style:family="paragraph" style:parent-style-name="Text_20_body" style:list-style-name="List_20_1">
      <style:paragraph-properties fo:text-align="start" style:justify-single-word="false"/>
      <style:text-properties officeooo:paragraph-rsid="002b3179"/>
    </style:style>
    <style:style style:name="P28" style:family="paragraph" style:parent-style-name="Text_20_body" style:list-style-name="List_20_1">
      <style:paragraph-properties fo:text-align="start" style:justify-single-word="false"/>
      <style:text-properties officeooo:paragraph-rsid="003a963c"/>
    </style:style>
    <style:style style:name="P29" style:family="paragraph" style:parent-style-name="Text_20_body" style:list-style-name="List_20_1">
      <style:paragraph-properties fo:text-align="start" style:justify-single-word="false"/>
      <style:text-properties officeooo:rsid="003a963c" officeooo:paragraph-rsid="003a963c"/>
    </style:style>
    <style:style style:name="P30" style:family="paragraph" style:parent-style-name="Text_20_body" style:list-style-name="List_20_1">
      <style:text-properties officeooo:rsid="003c79dc" officeooo:paragraph-rsid="003c79dc"/>
    </style:style>
    <style:style style:name="P31" style:family="paragraph" style:parent-style-name="Text_20_body">
      <style:text-properties officeooo:paragraph-rsid="0032f7c8"/>
    </style:style>
    <style:style style:name="T1" style:family="text">
      <style:text-properties officeooo:rsid="0015e7ec"/>
    </style:style>
    <style:style style:name="T2" style:family="text">
      <style:text-properties officeooo:rsid="00164866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87d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d56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1b85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4eb1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32d5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f6de8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2f7c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5c1e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5c52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c79d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f3dc7" style:font-size-asian="10.5pt" style:font-weight-asian="normal" style:font-size-complex="12pt" style:font-weight-complex="normal"/>
    </style:style>
    <style:style style:name="T15" style:family="text">
      <style:text-properties officeooo:rsid="00181a52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81a52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4eb1a" style:font-size-asian="14pt" style:font-weight-asian="bold" style:font-size-complex="14pt" style:font-weight-complex="bold"/>
    </style:style>
    <style:style style:name="T19" style:family="text">
      <style:text-properties officeooo:rsid="001e4fdc"/>
    </style:style>
    <style:style style:name="T20" style:family="text">
      <style:text-properties officeooo:rsid="001f3dc7"/>
    </style:style>
    <style:style style:name="T21" style:family="text">
      <style:text-properties officeooo:rsid="00217101"/>
    </style:style>
    <style:style style:name="T22" style:family="text">
      <style:text-properties officeooo:rsid="0021b854"/>
    </style:style>
    <style:style style:name="T23" style:family="text">
      <style:text-properties officeooo:rsid="00232d56"/>
    </style:style>
    <style:style style:name="T24" style:family="text">
      <style:text-properties officeooo:rsid="002b3179"/>
    </style:style>
    <style:style style:name="T25" style:family="text">
      <style:text-properties officeooo:rsid="0032f7c8"/>
    </style:style>
    <style:style style:name="T26" style:family="text">
      <style:text-properties officeooo:rsid="00339a2d"/>
    </style:style>
    <style:style style:name="T27" style:family="text">
      <style:text-properties officeooo:rsid="00344454"/>
    </style:style>
    <style:style style:name="T28" style:family="text">
      <style:text-properties officeooo:rsid="0035c1e4"/>
    </style:style>
    <style:style style:name="T29" style:family="text">
      <style:text-properties officeooo:rsid="0035c52e"/>
    </style:style>
    <style:style style:name="T30" style:family="text">
      <style:text-properties officeooo:rsid="003a963c"/>
    </style:style>
    <style:style style:name="T31" style:family="text">
      <style:text-properties officeooo:rsid="003c79dc"/>
    </style:style>
    <style:style style:name="T32" style:family="text">
      <style:text-properties officeooo:rsid="003e0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2">Tujipange</text:span> <text:span text:style-name="T32">A</text:span>pp</text:p>
      <text:p text:style-name="P1">My story</text:p>
      <text:p text:style-name="P16"><text:span text:style-name="T15">Financial <text:s/>planning is important as we are able to achieve our set objectives with scarce resource</text:span><text:span text:style-name="T28">s</text:span><text:span text:style-name="T15"> </text:span><text:span text:style-name="T21">(money)</text:span><text:span text:style-name="T15">. </text:span><text:span text:style-name="T26">Currently, we have been hit by economic shocks which found most </text:span><text:span text:style-name="T28">of us</text:span><text:span text:style-name="T26"> unprepared. </text:span><text:span text:style-name="T27">This app will help people to be able to track and manage their finances efficiently hence setting aside some money for investment and savings </text:span><text:span text:style-name="T20">especially in this er</text:span><text:span text:style-name="T29">a</text:span><text:span text:style-name="T20"> where inflation is at the peak and there are so many uncertainties. </text:span></text:p>
      <text:p text:style-name="P5"><text:span text:style-name="T27">Many people have </text:span>a big challenge in <text:span text:style-name="T21">managing </text:span><text:span text:style-name="T27">their</text:span><text:span text:style-name="T21"> finances</text:span>. <text:span text:style-name="T27">When t</text:span>alking to <text:span text:style-name="T27">my </text:span>friends, most of them have <text:span text:style-name="T22">the same issue</text:span><text:span text:style-name="T29">s</text:span><text:span text:style-name="T22"> and some </text:span><text:span text:style-name="T27">have been</text:span><text:span text:style-name="T1"> us</text:span><text:span text:style-name="T27">ing</text:span><text:span text:style-name="T1"> notebooks and excel </text:span><text:span text:style-name="T27">for</text:span> budget tracking. However, <text:span text:style-name="T1">this has not been easy </text:span><text:span text:style-name="T2">because the process is </text:span><text:span text:style-name="T22">hectic</text:span><text:span text:style-name="T19">,</text:span><text:span text:style-name="T20">demotivating</text:span><text:span text:style-name="T2"> and at times </text:span><text:span text:style-name="T27">they </text:span><text:span text:style-name="T2">forget to record </text:span><text:span text:style-name="T27">their </text:span><text:span text:style-name="T2">expenses. </text:span></text:p>
      <text:p text:style-name="P5"/>
      <text:p text:style-name="P7">Objective</text:p>
      <text:p text:style-name="P14"><text:span text:style-name="T3">To motivate people to manage their finances </text:span><text:span text:style-name="T5">and achieve their goals</text:span><text:span text:style-name="T3"> through budget</text:span><text:span text:style-name="T12">ing</text:span><text:span text:style-name="T3"> , track</text:span><text:span text:style-name="T12">ing</text:span><text:span text:style-name="T3"> their expenses and know what to adjust in order to be good financial managers.</text:span></text:p>
      <text:p text:style-name="P31"><text:span text:style-name="T10">To </text:span><text:span text:style-name="T13">encourage people</text:span><text:span text:style-name="T5"> to save </text:span><text:span text:style-name="T10">and <text:s/>invest </text:span><text:span text:style-name="T14">especially in this this era where inflation is at the peak and </text:span><text:span text:style-name="T10">we are being hit by economic shocks</text:span><text:span text:style-name="T14">. </text:span></text:p>
      <text:p text:style-name="P2">Problem statement</text:p>
      <text:p text:style-name="P4">Financial management has been a <text:s/>challenge to people as they <text:span text:style-name="T23">don’t have a platform which they can use to efficiently</text:span> track their budgets, expenses,<text:span text:style-name="T25">savings and </text:span><text:span text:style-name="T28">i</text:span><text:span text:style-name="T25">nvestment.</text:span></text:p>
      <text:p text:style-name="P4"/>
      <text:p text:style-name="P9">Solution</text:p>
      <text:p text:style-name="P13">Create a very simple,responsive, fast and easy to use app that will motivate people to be good financial managers <text:span text:style-name="T26">and be able to achieve there set goals </text:span>by budgeting, tracking their expenses, <text:span text:style-name="T25">saving</text:span><text:span text:style-name="T29">s</text:span><text:span text:style-name="T25"> and investments</text:span>.</text:p>
      <text:p text:style-name="P12">Step by step Development process</text:p>
      <text:list xml:id="list3153024797" text:style-name="List_20_1">
        <text:list-item>
          <text:p text:style-name="P21">Research – google</text:p>
        </text:list-item>
        <text:list-item>
          <text:p text:style-name="P21">Design- Pen.</text:p>
        </text:list-item>
        <text:list-item>
          <text:p text:style-name="P21">Development -Html,<text:span text:style-name="T29">C</text:span>ss and Javascript</text:p>
        </text:list-item>
        <text:list-item>
          <text:p text:style-name="P19">Deployment- gh- pages.</text:p>
        </text:list-item>
      </text:list>
      <text:p text:style-name="P15"><text:span text:style-name="T17">Core features of </text:span><text:span text:style-name="T18">my</text:span><text:span text:style-name="T17"> mvp</text:span></text:p>
      <text:list xml:id="list103841941118019" text:continue-numbering="true" text:style-name="List_20_1">
        <text:list-item>
          <text:p text:style-name="P29">Currency converter api</text:p>
        </text:list-item>
        <text:list-item>
          <text:p text:style-name="P28"><text:span text:style-name="T30">Landing page:Income ,expense, balance,</text:span><text:span text:style-name="T31">history of transactions, add a new transaction part, </text:span><text:span text:style-name="T30"><text:s/></text:span><text:span text:style-name="T31">currency converter with a list of all currencies and a feedback form.</text:span></text:p>
        </text:list-item>
      </text:list>
      <text:p text:style-name="P8">How I’m going to meet the goals of the project</text:p>
      <text:list xml:id="list103841549314984" text:continue-numbering="true" text:style-name="List_20_1">
        <text:list-item>
          <text:p text:style-name="P22">Use event listeners for example- <text:span text:style-name="T31">Submit form, change currency, add transaction.</text:span></text:p>
        </text:list-item>
        <text:list-item>
          <text:p text:style-name="P27"><text:soft-page-break/><text:span text:style-name="T8">Create a single page app</text:span><text:span text:style-name="T7">lication.</text:span></text:p>
        </text:list-item>
        <text:list-item>
          <text:p text:style-name="P23">Use Html, css and javascript.</text:p>
        </text:list-item>
        <text:list-item>
          <text:p text:style-name="P23"><text:s/>Add some interactivity-<text:span text:style-name="T31">feedback form</text:span></text:p>
        </text:list-item>
        <text:list-item>
          <text:p text:style-name="P23"><text:s/>Have a <text:span text:style-name="T28">DRY</text:span>code.</text:p>
        </text:list-item>
      </text:list>
      <text:p text:style-name="P6"><text:span text:style-name="T16">Challenges </text:span><text:span text:style-name="T18">I</text:span><text:span text:style-name="T16"> expect to face:</text:span></text:p>
      <text:list xml:id="list103841401886083" text:continue-numbering="true" text:style-name="List_20_1">
        <text:list-item>
          <text:p text:style-name="P18"><text:span text:style-name="T6">C</text:span><text:span text:style-name="T4">hanging people’s habits. However, I intend to solve this by making the app very responsive,fast and easy to use and with less features so that it’</text:span><text:span text:style-name="T6">s very </text:span><text:span text:style-name="T4"><text:s/>friendly.</text:span></text:p>
        </text:list-item>
        <text:list-item>
          <text:p text:style-name="P30"><text:span text:style-name="T4">F</text:span><text:span text:style-name="T3">inding a suitable api and implementing it.</text:span></text:p>
        </text:list-item>
      </text:list>
      <text:p text:style-name="P10">Technological tools to use</text:p>
      <text:list xml:id="list103841665058229" text:continue-numbering="true" text:style-name="List_20_1">
        <text:list-item>
          <text:p text:style-name="P24">Html </text:p>
        </text:list-item>
        <text:list-item>
          <text:p text:style-name="P24">Css</text:p>
        </text:list-item>
        <text:list-item>
          <text:p text:style-name="P24">Javascript</text:p>
        </text:list-item>
        <text:list-item>
          <text:p text:style-name="P26">Json server</text:p>
        </text:list-item>
      </text:list>
      <text:p text:style-name="P11">Future works</text:p>
      <text:list xml:id="list103842362155002" text:continue-numbering="true" text:style-name="List_20_1">
        <text:list-item>
          <text:p text:style-name="P25">Incorporate budget projections for the next day,month or yea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21:56:46.268069677</meta:creation-date>
    <dc:date>2022-04-22T10:38:39.718195115</dc:date>
    <meta:editing-duration>PT1H7M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11" meta:character-count="2442" meta:non-whitespace-character-count="2072"/>
  </office:meta>
</office:document-meta>
</file>